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f4046" officeooo:paragraph-rsid="000f4046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f4046" officeooo:paragraph-rsid="000f4046"/>
    </style:style>
    <style:style style:name="P3" style:family="paragraph" style:parent-style-name="Standard">
      <style:paragraph-properties fo:text-align="justify" style:justify-single-word="false"/>
      <style:text-properties officeooo:rsid="000f869f" officeooo:paragraph-rsid="000f869f"/>
    </style:style>
    <style:style style:name="P4" style:family="paragraph" style:parent-style-name="Standard">
      <style:paragraph-properties fo:text-align="justify" style:justify-single-word="false"/>
      <style:text-properties officeooo:rsid="001043ff" officeooo:paragraph-rsid="001043ff"/>
    </style:style>
    <style:style style:name="P5" style:family="paragraph" style:parent-style-name="Standard">
      <style:paragraph-properties fo:text-align="justify" style:justify-single-word="false"/>
      <style:text-properties officeooo:rsid="00107451" officeooo:paragraph-rsid="00107451"/>
    </style:style>
    <style:style style:name="T1" style:family="text">
      <style:text-properties officeooo:rsid="001043ff"/>
    </style:style>
    <style:style style:name="T2" style:family="text">
      <style:text-properties officeooo:rsid="0011c8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. </text:span>O ITEM TEM QUE PERMITIR RETENÇÃO FORA DO MUNICÍPIO E O SUB ITEM NÃO.</text:p>
      <text:p text:style-name="P2"/>
      <text:p text:style-name="P3">2. O TOMADOR DEVE PAGAR A O IMPOSTO COM O VALOR DE SEU MUNICÍPIO POIS ELE FOI PRESTADO NELE EMBORA A NOTA TENHA SIDO EMITIDO FORA DO MUNICÍPIO. FOI VERIFICADO NA TABELA O VALOR REAL DA ALÍQUOTA E FOI CONFIRMADO QUE ELA REALMENTE TINHA O VALOR DE 2,5.</text:p>
      <text:p text:style-name="P3"/>
      <text:p text:style-name="P3">3. PROCURAR NO BANCO DE DADOS PARA VER SE REALMENTE FOI CANCELADO ANOTA OU NÃO. SE NÃO ENCONTRADO ABRIR UM CHAMADO OU UMA TAREFA PARA QUE UM DEV VEJA O PORQUÊ O SISTEMA NÃO COLOCOU NA NOTA A TARJA DE CANCELADA. O POVO DO BD VAI VERIFICAR O B.O .</text:p>
      <text:p text:style-name="P3"/>
      <text:p text:style-name="P3">4. UMA PARAMETRIZAÇÃO, ELES QUERER QUE A NOTA SEJA INDEFERIDAS AS NOTAS DENTRO DE UM PARAMENTO, NESSE FOI VERIFICADO NO BANCO QUE HÁ UM POSSÍVEL ERRO NA HORA DE INDEFERIR NOTAS QUE FORAM GERADAS E SOLICITADAS O CANCELAMENTO MUITO ANTIGAS. O POVO DO BD RESOLVEU PARCIALMENTE O B.O AGORA É COM OS TESTERS <text:s/>DESCOBRIR O POR QUE DESSE B.O.</text:p>
      <text:p text:style-name="P3"/>
      <text:p text:style-name="P3">5. FOI ABERTO UM TFS PARA CORREÇÃO NO MAN<text:span text:style-name="T1">E</text:span>GER POIS NÃO ESTA FUNCIONANDO NELE E ESTA NO ONLINE</text:p>
      <text:p text:style-name="P3"/>
      <text:p text:style-name="P4">6. BASICAMENTE VAMOS CADASTRAR E LIBERAR AS FUNÇÕES PARA O NO FUNCIONÁRIO/CONTRIBUINTE.</text:p>
      <text:p text:style-name="P4"/>
      <text:p text:style-name="P5">7. <text:s/>NESSE QUERIA A LIBERAÇÃO DO ABRASS POREM ELE NÃO SERÁ LIBERADO PARA NINGUÉM ALÉM DO SUPORTE AO CONTRIBUINTE ASSIM TENDO QUE USAR O DE APRESENTAÇÃO, POREM OS DADOS INFORMADOS PARA O CADASTRO E LIBERAÇÃO DE ADM FORAM INFORMADO INCORRETAMENTE ASSIM RESPONDENDO OS AVISANDO SOBRE A MUDANÇA NO AMBIENTE DO HOMOLOGAÇÃO E PEDINDO QUE ENVIE OS DADOS CORRETAMENTE.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style:page-number="auto">
        <style:tab-stops/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6:29:13.838000000</dc:date>
    <meta:editing-duration>PT39M21S</meta:editing-duration>
    <meta:editing-cycles>3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7" meta:word-count="260" meta:character-count="1439" meta:non-whitespace-character-count="1184"/>
  </office:meta>
</office:document-meta>
</file>